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ejaVu Serif" svg:font-family="'DejaVu Serif'" style:font-adornments="Book"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office:font-face-decls>
  <office:automatic-styles>
    <style:style style:name="ArithmeticOperators" style:family="table">
      <style:table-properties style:width="6.25in" style:rel-width="100%" fo:margin-left="0in" fo:break-before="auto" fo:break-after="auto" table:align="left" fo:background-color="transparent" fo:keep-with-next="auto">
        <style:background-image/>
      </style:table-properties>
    </style:style>
    <style:style style:name="ArithmeticOperators.A" style:family="table-column">
      <style:table-column-properties style:column-width="1.8688in" style:rel-column-width="2982*"/>
    </style:style>
    <style:style style:name="ArithmeticOperators.B" style:family="table-column">
      <style:table-column-properties style:column-width="2.5146in" style:rel-column-width="4012*"/>
    </style:style>
    <style:style style:name="ArithmeticOperators.C" style:family="table-column">
      <style:table-column-properties style:column-width="1.8667in" style:rel-column-width="2978*"/>
    </style:style>
    <style:style style:name="ArithmeticOperators.1" style:family="table-row">
      <style:table-row-properties fo:background-color="#b2b2b2">
        <style:background-image/>
      </style:table-row-properties>
    </style:style>
    <style:style style:name="ArithmeticOperators.A1" style:family="table-cell">
      <style:table-cell-properties fo:background-color="transparent" fo:padding="0.0201in" fo:border-left="0.05pt solid #000000" fo:border-right="none" fo:border-top="0.05pt solid #000000" fo:border-bottom="0.05pt solid #000000">
        <style:background-image/>
      </style:table-cell-properties>
    </style:style>
    <style:style style:name="ArithmeticOperators.C1" style:family="table-cell">
      <style:table-cell-properties fo:background-color="transparent" fo:padding="0.0201in" fo:border="0.05pt solid #000000">
        <style:background-image/>
      </style:table-cell-properties>
    </style:style>
    <style:style style:name="ArithmeticOperators.A2" style:family="table-cell">
      <style:table-cell-properties fo:padding="0.0201in" fo:border-left="0.05pt solid #000000" fo:border-right="none" fo:border-top="none" fo:border-bottom="0.05pt solid #000000"/>
    </style:style>
    <style:style style:name="ArithmeticOperators.B2" style:family="table-cell">
      <style:table-cell-properties fo:padding="0.0201in" fo:border-left="0.05pt solid #000000" fo:border-right="none" fo:border-top="none" fo:border-bottom="0.05pt solid #000000"/>
    </style:style>
    <style:style style:name="ArithmeticOperators.C2" style:family="table-cell">
      <style:table-cell-properties fo:padding="0.0201in" fo:border-left="0.05pt solid #000000" fo:border-right="0.05pt solid #000000" fo:border-top="none" fo:border-bottom="0.05pt solid #000000"/>
    </style:style>
    <style:style style:name="ArithmeticOperators.A3" style:family="table-cell">
      <style:table-cell-properties fo:padding="0.0201in" fo:border-left="0.05pt solid #000000" fo:border-right="none" fo:border-top="none" fo:border-bottom="0.05pt solid #000000"/>
    </style:style>
    <style:style style:name="ArithmeticOperators.B3" style:family="table-cell">
      <style:table-cell-properties fo:padding="0.0201in" fo:border-left="0.05pt solid #000000" fo:border-right="none" fo:border-top="none" fo:border-bottom="0.05pt solid #000000"/>
    </style:style>
    <style:style style:name="ArithmeticOperators.C3" style:family="table-cell">
      <style:table-cell-properties fo:padding="0.0201in" fo:border-left="0.05pt solid #000000" fo:border-right="0.05pt solid #000000" fo:border-top="none" fo:border-bottom="0.05pt solid #000000"/>
    </style:style>
    <style:style style:name="ArithmeticOperators.A4" style:family="table-cell">
      <style:table-cell-properties fo:padding="0.0201in" fo:border-left="0.05pt solid #000000" fo:border-right="none" fo:border-top="none" fo:border-bottom="0.05pt solid #000000"/>
    </style:style>
    <style:style style:name="ArithmeticOperators.B4" style:family="table-cell">
      <style:table-cell-properties fo:padding="0.0201in" fo:border-left="0.05pt solid #000000" fo:border-right="none" fo:border-top="none" fo:border-bottom="0.05pt solid #000000"/>
    </style:style>
    <style:style style:name="ArithmeticOperators.C4" style:family="table-cell">
      <style:table-cell-properties fo:padding="0.0201in" fo:border-left="0.05pt solid #000000" fo:border-right="0.05pt solid #000000" fo:border-top="none" fo:border-bottom="0.05pt solid #000000"/>
    </style:style>
    <style:style style:name="ArithmeticOperators.A5" style:family="table-cell">
      <style:table-cell-properties fo:padding="0.0201in" fo:border-left="0.05pt solid #000000" fo:border-right="none" fo:border-top="none" fo:border-bottom="0.05pt solid #000000"/>
    </style:style>
    <style:style style:name="ArithmeticOperators.B5" style:family="table-cell">
      <style:table-cell-properties fo:padding="0.0201in" fo:border-left="0.05pt solid #000000" fo:border-right="none" fo:border-top="none" fo:border-bottom="0.05pt solid #000000"/>
    </style:style>
    <style:style style:name="ArithmeticOperators.C5" style:family="table-cell">
      <style:table-cell-properties fo:padding="0.0201in" fo:border-left="0.05pt solid #000000" fo:border-right="0.05pt solid #000000" fo:border-top="none" fo:border-bottom="0.05pt solid #000000"/>
    </style:style>
    <style:style style:name="ArithmeticOperators.A6" style:family="table-cell">
      <style:table-cell-properties style:vertical-align="middle" fo:padding="0.0201in" fo:border-left="0.05pt solid #000000" fo:border-right="none" fo:border-top="none" fo:border-bottom="0.05pt solid #000000"/>
    </style:style>
    <style:style style:name="ArithmeticOperators.B6" style:family="table-cell">
      <style:table-cell-properties fo:background-color="transparent" fo:padding="0.0201in" fo:border-left="0.05pt solid #000000" fo:border-right="none" fo:border-top="none" fo:border-bottom="0.05pt solid #000000">
        <style:background-image/>
      </style:table-cell-properties>
    </style:style>
    <style:style style:name="ArithmeticOperators.C6" style:family="table-cell">
      <style:table-cell-properties fo:padding="0.0201in" fo:border-left="0.05pt solid #000000" fo:border-right="0.05pt solid #000000" fo:border-top="none" fo:border-bottom="0.05pt solid #000000"/>
    </style:style>
    <style:style style:name="ArithmeticOperators.A7" style:family="table-cell">
      <style:table-cell-properties fo:padding="0.0201in" fo:border-left="0.05pt solid #000000" fo:border-right="none" fo:border-top="none" fo:border-bottom="0.05pt solid #000000"/>
    </style:style>
    <style:style style:name="ArithmeticOperators.B7" style:family="table-cell">
      <style:table-cell-properties fo:padding="0.0201in" fo:border-left="0.05pt solid #000000" fo:border-right="none" fo:border-top="none" fo:border-bottom="0.05pt solid #000000"/>
    </style:style>
    <style:style style:name="ArithmeticOperators.C7" style:family="table-cell">
      <style:table-cell-properties fo:padding="0.0201in" fo:border-left="0.05pt solid #000000" fo:border-right="0.05pt solid #000000" fo:border-top="none" fo:border-bottom="0.05pt solid #000000"/>
    </style:style>
    <style:style style:name="ArithmeticOperators.8" style:family="table-row">
      <style:table-row-properties fo:background-color="transparent">
        <style:background-image/>
      </style:table-row-properties>
    </style:style>
    <style:style style:name="ArithmeticOperators.A8" style:family="table-cell">
      <style:table-cell-properties fo:padding="0.0201in" fo:border-left="0.05pt solid #000000" fo:border-right="none" fo:border-top="none" fo:border-bottom="0.05pt solid #000000"/>
    </style:style>
    <style:style style:name="ArithmeticOperators.B8" style:family="table-cell">
      <style:table-cell-properties fo:padding="0.0201in" fo:border-left="0.05pt solid #000000" fo:border-right="none" fo:border-top="none" fo:border-bottom="0.05pt solid #000000"/>
    </style:style>
    <style:style style:name="ArithmeticOperators.C8" style:family="table-cell">
      <style:table-cell-properties fo:padding="0.0201in" fo:border-left="0.05pt solid #000000" fo:border-right="0.05pt solid #000000" fo:border-top="none" fo:border-bottom="0.05pt solid #000000"/>
    </style:style>
    <style:style style:name="ArithmeticOperators.A9" style:family="table-cell">
      <style:table-cell-properties fo:padding="0.0201in" fo:border-left="0.05pt solid #000000" fo:border-right="none" fo:border-top="none" fo:border-bottom="0.05pt solid #000000"/>
    </style:style>
    <style:style style:name="ArithmeticOperators.B9" style:family="table-cell">
      <style:table-cell-properties fo:padding="0.0201in" fo:border-left="0.05pt solid #000000" fo:border-right="none" fo:border-top="none" fo:border-bottom="0.05pt solid #000000"/>
    </style:style>
    <style:style style:name="ArithmeticOperators.C9" style:family="table-cell">
      <style:table-cell-properties fo:padding="0.0201in" fo:border-left="0.05pt solid #000000" fo:border-right="0.05pt solid #000000" fo:border-top="none" fo:border-bottom="0.05pt solid #000000"/>
    </style:style>
    <style:style style:name="ArithmeticOperators.A10" style:family="table-cell">
      <style:table-cell-properties fo:padding="0.0201in" fo:border-left="0.05pt solid #000000" fo:border-right="none" fo:border-top="none" fo:border-bottom="0.05pt solid #000000"/>
    </style:style>
    <style:style style:name="ArithmeticOperators.B10" style:family="table-cell">
      <style:table-cell-properties fo:padding="0.0201in" fo:border-left="0.05pt solid #000000" fo:border-right="none" fo:border-top="none" fo:border-bottom="0.05pt solid #000000"/>
    </style:style>
    <style:style style:name="ArithmeticOperators.C10" style:family="table-cell">
      <style:table-cell-properties fo:padding="0.0201in" fo:border-left="0.05pt solid #000000" fo:border-right="0.05pt solid #000000" fo:border-top="none" fo:border-bottom="0.05pt solid #000000"/>
    </style:style>
    <style:style style:name="Table1" style:family="table">
      <style:table-properties style:width="6.25in" table:align="margins" fo:background-color="transparent">
        <style:background-image/>
      </style:table-properties>
    </style:style>
    <style:style style:name="Table1.A" style:family="table-column">
      <style:table-column-properties style:column-width="0.375in" style:rel-column-width="3932*"/>
    </style:style>
    <style:style style:name="Table1.B" style:family="table-column">
      <style:table-column-properties style:column-width="5.875in" style:rel-column-width="61603*"/>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left="none" fo:border-right="0.05pt solid #000000" fo:border-top="0.05pt solid #000000" fo:border-bottom="0.05pt solid #000000" style:writing-mode="page"/>
    </style:style>
    <style:style style:name="ShortcutOperator" style:family="table">
      <style:table-properties style:width="6.25in" style:rel-width="100%" fo:margin-left="0in" table:align="left" fo:background-color="transparent">
        <style:background-image/>
      </style:table-properties>
    </style:style>
    <style:style style:name="ShortcutOperator.A" style:family="table-column">
      <style:table-column-properties style:column-width="1.6917in" style:rel-column-width="2699*"/>
    </style:style>
    <style:style style:name="ShortcutOperator.B" style:family="table-column">
      <style:table-column-properties style:column-width="1.9736in" style:rel-column-width="3149*"/>
    </style:style>
    <style:style style:name="ShortcutOperator.C" style:family="table-column">
      <style:table-column-properties style:column-width="2.5847in" style:rel-column-width="4124*"/>
    </style:style>
    <style:style style:name="ShortcutOperator.1" style:family="table-row">
      <style:table-row-properties fo:background-color="transparent">
        <style:background-image/>
      </style:table-row-properties>
    </style:style>
    <style:style style:name="ShortcutOperator.A1" style:family="table-cell">
      <style:table-cell-properties fo:padding="0.0201in" fo:border-left="0.05pt solid #000000" fo:border-right="none" fo:border-top="0.05pt solid #000000" fo:border-bottom="0.05pt solid #000000"/>
    </style:style>
    <style:style style:name="ShortcutOperator.C1" style:family="table-cell">
      <style:table-cell-properties fo:padding="0.0201in" fo:border="0.05pt solid #000000"/>
    </style:style>
    <style:style style:name="ShortcutOperator.A2" style:family="table-cell">
      <style:table-cell-properties fo:padding="0.0201in" fo:border-left="0.05pt solid #000000" fo:border-right="none" fo:border-top="none" fo:border-bottom="0.05pt solid #000000"/>
    </style:style>
    <style:style style:name="ShortcutOperator.C2" style:family="table-cell">
      <style:table-cell-properties fo:padding="0.0201in" fo:border-left="0.05pt solid #000000" fo:border-right="0.05pt solid #000000" fo:border-top="none" fo:border-bottom="0.05pt solid #000000"/>
    </style:style>
    <style:style style:name="Table2" style:family="table">
      <style:table-properties style:width="6.25in" table:align="margins"/>
    </style:style>
    <style:style style:name="Table2.A" style:family="table-column">
      <style:table-column-properties style:column-width="0.3125in" style:rel-column-width="450*"/>
    </style:style>
    <style:style style:name="Table2.B" style:family="table-column">
      <style:table-column-properties style:column-width="5.9375in" style:rel-column-width="8550*"/>
    </style:style>
    <style:style style:name="Table2.A1" style:family="table-cell">
      <style:table-cell-properties style:writing-mode="page"/>
    </style:style>
    <style:style style:name="Table3" style:family="table">
      <style:table-properties style:width="6.25in" table:align="margins"/>
    </style:style>
    <style:style style:name="Table3.A" style:family="table-column">
      <style:table-column-properties style:column-width="0.4375in" style:rel-column-width="630*"/>
    </style:style>
    <style:style style:name="Table3.B" style:family="table-column">
      <style:table-column-properties style:column-width="5.8125in" style:rel-column-width="8370*"/>
    </style:style>
    <style:style style:name="Table3.A1" style:family="table-cell">
      <style:table-cell-properties style:writing-mode="page"/>
    </style:style>
    <style:style style:name="P1" style:family="paragraph" style:parent-style-name="Standard">
      <style:text-properties officeooo:paragraph-rsid="0039d5ec"/>
    </style:style>
    <style:style style:name="P2" style:family="paragraph" style:parent-style-name="Standard">
      <style:text-properties officeooo:paragraph-rsid="003b2553"/>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46bf9e"/>
    </style:style>
    <style:style style:name="P5" style:family="paragraph" style:parent-style-name="Standard">
      <style:text-properties officeooo:paragraph-rsid="00513fe4"/>
    </style:style>
    <style:style style:name="P6" style:family="paragraph" style:parent-style-name="Standard">
      <style:text-properties fo:font-weight="normal" officeooo:rsid="00513fe4" officeooo:paragraph-rsid="00513fe4" style:font-weight-asian="normal" style:font-weight-complex="normal"/>
    </style:style>
    <style:style style:name="P7" style:family="paragraph" style:parent-style-name="Standard">
      <style:text-properties fo:font-weight="normal" officeooo:paragraph-rsid="00513fe4" style:font-weight-asian="normal" style:font-weight-complex="normal"/>
    </style:style>
    <style:style style:name="P8" style:family="paragraph" style:parent-style-name="Standard">
      <style:text-properties style:font-name="Courier New" fo:font-weight="normal" officeooo:paragraph-rsid="00513fe4" style:font-weight-asian="normal" style:font-weight-complex="normal"/>
    </style:style>
    <style:style style:name="P9" style:family="paragraph" style:parent-style-name="Standard">
      <style:text-properties officeooo:paragraph-rsid="0051c5ee"/>
    </style:style>
    <style:style style:name="P10" style:family="paragraph" style:parent-style-name="code">
      <style:text-properties officeooo:paragraph-rsid="0051c5ee"/>
    </style:style>
    <style:style style:name="P11" style:family="paragraph" style:parent-style-name="Table_20_Contents">
      <style:text-properties officeooo:rsid="0000334f" officeooo:paragraph-rsid="0051c5ee"/>
    </style:style>
    <style:style style:name="P12" style:family="paragraph" style:parent-style-name="Code">
      <style:text-properties officeooo:paragraph-rsid="0052701f"/>
    </style:style>
    <style:style style:name="P13" style:family="paragraph" style:parent-style-name="Heading_20_1">
      <style:paragraph-properties fo:break-before="page"/>
    </style:style>
    <style:style style:name="P14" style:family="paragraph" style:parent-style-name="Heading_20_2">
      <style:text-properties officeooo:paragraph-rsid="004e28c6"/>
    </style:style>
    <style:style style:name="P15" style:family="paragraph" style:parent-style-name="Standard" style:list-style-name="L1">
      <style:text-properties officeooo:paragraph-rsid="003b2553"/>
    </style:style>
    <style:style style:name="P16" style:family="paragraph" style:parent-style-name="Standard" style:list-style-name="L1">
      <style:text-properties officeooo:paragraph-rsid="003bd219"/>
    </style:style>
    <style:style style:name="P17" style:family="paragraph" style:parent-style-name="Standard" style:list-style-name="L2">
      <style:text-properties officeooo:paragraph-rsid="0039d5ec"/>
    </style:style>
    <style:style style:name="P18" style:family="paragraph" style:parent-style-name="Standard" style:list-style-name="L2">
      <style:text-properties officeooo:rsid="003b2553" officeooo:paragraph-rsid="003b2553"/>
    </style:style>
    <style:style style:name="P19" style:family="paragraph" style:parent-style-name="Table_20_Contents">
      <style:text-properties officeooo:rsid="0052701f" officeooo:paragraph-rsid="0052701f"/>
    </style:style>
    <style:style style:name="T1" style:family="text">
      <style:text-properties officeooo:rsid="002bd411"/>
    </style:style>
    <style:style style:name="T2" style:family="text">
      <style:text-properties officeooo:rsid="00351077"/>
    </style:style>
    <style:style style:name="T3" style:family="text">
      <style:text-properties style:font-name="DejaVu Serif" officeooo:rsid="00351077"/>
    </style:style>
    <style:style style:name="T4" style:family="text">
      <style:text-properties style:font-name="DejaVu Serif" officeooo:rsid="0046bf9e"/>
    </style:style>
    <style:style style:name="T5" style:family="text">
      <style:text-properties officeooo:rsid="0039d5ec"/>
    </style:style>
    <style:style style:name="T6" style:family="text">
      <style:text-properties officeooo:rsid="003b2553"/>
    </style:style>
    <style:style style:name="T7" style:family="text">
      <style:text-properties officeooo:rsid="003bd219"/>
    </style:style>
    <style:style style:name="T8" style:family="text">
      <style:text-properties officeooo:rsid="003da3c1"/>
    </style:style>
    <style:style style:name="T9" style:family="text">
      <style:text-properties officeooo:rsid="0046bf9e"/>
    </style:style>
    <style:style style:name="T10" style:family="text">
      <style:text-properties style:font-name="Courier New" fo:font-weight="normal" style:font-weight-asian="normal" style:font-weight-complex="normal"/>
    </style:style>
    <style:style style:name="T11" style:family="text">
      <style:text-properties officeooo:rsid="004e28c6"/>
    </style:style>
    <style:style style:name="T12" style:family="text">
      <style:text-properties fo:font-weight="bold" style:font-weight-asian="bold" style:font-weight-complex="bold"/>
    </style:style>
    <style:style style:name="T13" style:family="text">
      <style:text-properties officeooo:rsid="00513fe4"/>
    </style:style>
    <style:style style:name="T14" style:family="text">
      <style:text-properties fo:font-weight="normal" style:font-weight-asian="normal" style:font-weight-complex="normal"/>
    </style:style>
    <style:style style:name="T15" style:family="text">
      <style:text-properties fo:font-weight="normal" officeooo:rsid="00513fe4" style:font-weight-asian="normal" style:font-weight-complex="normal"/>
    </style:style>
    <style:style style:name="T16" style:family="text">
      <style:text-properties officeooo:rsid="0052701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Chapter 3 – Arithmetic Operators </text:h>
      <text:p text:style-name="Standard"/>
      <text:p text:style-name="Standard"/>
      <text:p text:style-name="Standard"/>
      <text:h text:style-name="P14" text:outline-level="2">Arithmetic Operators and Precedence</text:h>
      <text:p text:style-name="P1"><text:span text:style-name="T2">Arithmetic operators </text:span><text:span text:style-name="T5">a</text:span>re used to perform mathematical <text:span text:style-name="T2">calculations.</text:span><text:span text:style-name="T3"> </text:span>The Table <text:span text:style-name="T3">below</text:span> lists all the FreeBasic arithmetic operators in <text:span text:style-name="T5">order of precedence</text:span>. The square brackets in the syntax column indicate optional additional expressions. </text:p>
      <text:p text:style-name="Standard"/>
      <table:table table:name="ArithmeticOperators" table:style-name="ArithmeticOperators">
        <table:table-column table:style-name="ArithmeticOperators.A"/>
        <table:table-column table:style-name="ArithmeticOperators.B"/>
        <table:table-column table:style-name="ArithmeticOperators.C"/>
        <table:table-header-rows>
          <table:table-row table:style-name="ArithmeticOperators.1">
            <table:table-cell table:style-name="ArithmeticOperators.A1" office:value-type="string">
              <text:p text:style-name="Table_20_Heading">Function </text:p>
            </table:table-cell>
            <table:table-cell table:style-name="ArithmeticOperators.A1" office:value-type="string">
              <text:p text:style-name="Table_20_Heading">Syntax</text:p>
            </table:table-cell>
            <table:table-cell table:style-name="ArithmeticOperators.C1" office:value-type="string">
              <text:p text:style-name="Table_20_Heading"><text:s/>Comment </text:p>
            </table:table-cell>
          </table:table-row>
        </table:table-header-rows>
        <table:table-row>
          <table:table-cell table:style-name="ArithmeticOperators.A2" office:value-type="string">
            <text:p text:style-name="Standard">() (Parenthesis) </text:p>
          </table:table-cell>
          <table:table-cell table:style-name="ArithmeticOperators.B2" office:value-type="string">
            <text:p text:style-name="Table_20_Contents">B = expression operator (expression operator<text:span text:style-name="T16">(</text:span>expression <text:span text:style-name="T16">(</text:span>…<text:span text:style-name="T16">)</text:span>)<text:span text:style-name="T16">)</text:span></text:p>
          </table:table-cell>
          <table:table-cell table:style-name="ArithmeticOperators.C2" office:value-type="string">
            <text:p text:style-name="Table_20_Contents">Forces evaluation of expression. Parenthesis can be nested, but must be closed properly or a compile error will occur.</text:p>
          </table:table-cell>
        </table:table-row>
        <table:table-row>
          <table:table-cell table:style-name="ArithmeticOperators.A2" office:value-type="string">
            <text:p text:style-name="Standard">^ (Exponentiation)</text:p>
          </table:table-cell>
          <table:table-cell table:style-name="ArithmeticOperators.B3" office:value-type="string">
            <text:p text:style-name="Table_20_Contents">B = expression^value</text:p>
          </table:table-cell>
          <table:table-cell table:style-name="ArithmeticOperators.C3" office:value-type="string">
            <text:p text:style-name="Table_20_Contents">Returns the result of raising expression to the power of value. That is 2^2 = 2×2.</text:p>
          </table:table-cell>
        </table:table-row>
        <table:table-row>
          <table:table-cell table:style-name="ArithmeticOperators.A2" office:value-type="string">
            <text:p text:style-name="Standard">— (Negation) </text:p>
          </table:table-cell>
          <table:table-cell table:style-name="ArithmeticOperators.B4" office:value-type="string">
            <text:p text:style-name="Table_20_Contents">B = – expression</text:p>
          </table:table-cell>
          <table:table-cell table:style-name="ArithmeticOperators.C4" office:value-type="string">
            <text:p text:style-name="Table_20_Contents">Returns the negated value of expression. This is the same as multiplying by –1. If expression is positive, B will negative. If expression is negative, B will positive.</text:p>
          </table:table-cell>
        </table:table-row>
        <table:table-row>
          <table:table-cell table:style-name="ArithmeticOperators.A2" office:value-type="string">
            <text:p text:style-name="Standard">* (Multiplication) </text:p>
          </table:table-cell>
          <table:table-cell table:style-name="ArithmeticOperators.B5" office:value-type="string">
            <text:p text:style-name="Table_20_Contents">B = expression * expression[* expression…] </text:p>
          </table:table-cell>
          <table:table-cell table:style-name="ArithmeticOperators.C5" office:value-type="string">
            <text:p text:style-name="Table_20_Contents">Returns the product of two or more expressions. </text:p>
          </table:table-cell>
        </table:table-row>
        <table:table-row>
          <table:table-cell table:style-name="ArithmeticOperators.A6" office:value-type="string">
            <text:p text:style-name="Standard">/ (Division)</text:p>
          </table:table-cell>
          <table:table-cell table:style-name="ArithmeticOperators.B6" office:value-type="string">
            <text:p text:style-name="Table_20_Contents"><text:s/>B = expression / expression[/ expression…] </text:p>
          </table:table-cell>
          <table:table-cell table:style-name="ArithmeticOperators.C6" office:value-type="string">
            <text:p text:style-name="Table_20_Contents">Returns the division of two or more expression. The result implicitly converted to the target data type. That is, if B is an integer, the result will be rounded, if B is a double or single, the result will be a decimal number. Note: If the second expression <text:soft-page-break/>evaluates to zero(0), then a run time error will occur. </text:p>
          </table:table-cell>
        </table:table-row>
        <table:table-row>
          <table:table-cell table:style-name="ArithmeticOperators.A7" office:value-type="string">
            <text:p text:style-name="Standard">\ (Integer Division) </text:p>
          </table:table-cell>
          <table:table-cell table:style-name="ArithmeticOperators.B7" office:value-type="string">
            <text:p text:style-name="Table_20_Contents">B = expression \ expression[\ expression…] </text:p>
          </table:table-cell>
          <table:table-cell table:style-name="ArithmeticOperators.C7" office:value-type="string">
            <text:p text:style-name="Table_20_Contents">Returns the integer result of division of two or more expressions. The result is implicitly converted to an integer. Note: If the secon<text:span text:style-name="T1">d expression evaluates to zero(0), then a run time error will occur</text:span></text:p>
          </table:table-cell>
        </table:table-row>
        <table:table-row table:style-name="ArithmeticOperators.8">
          <table:table-cell table:style-name="ArithmeticOperators.A8" office:value-type="string">
            <text:p text:style-name="Standard">MOD (Modulo) </text:p>
          </table:table-cell>
          <table:table-cell table:style-name="ArithmeticOperators.B8" office:value-type="string">
            <text:p text:style-name="Table_20_Contents">B = expression MOD </text:p>
          </table:table-cell>
          <table:table-cell table:style-name="ArithmeticOperators.C8" office:value-type="string">
            <text:p text:style-name="Table_20_Contents">Returns the remainder of expression the implicit division of the expressions as an integer result. If expression is a decimal value, expression is rounded before the division. </text:p>
          </table:table-cell>
        </table:table-row>
        <table:table-row>
          <table:table-cell table:style-name="ArithmeticOperators.A9" office:value-type="string">
            <text:p text:style-name="Standard">+ (Addition) </text:p>
          </table:table-cell>
          <table:table-cell table:style-name="ArithmeticOperators.B9" office:value-type="string">
            <text:p text:style-name="Table_20_Contents">B = expression + expression [+ expression…] </text:p>
          </table:table-cell>
          <table:table-cell table:style-name="ArithmeticOperators.C9" office:value-type="string">
            <text:p text:style-name="Table_20_Contents">Returns the sum of two or more expressions. Expression can be a number, variable, or another expression. </text:p>
          </table:table-cell>
        </table:table-row>
        <table:table-row>
          <table:table-cell table:style-name="ArithmeticOperators.A10" office:value-type="string">
            <text:p text:style-name="Standard">— (Subtraction)</text:p>
          </table:table-cell>
          <table:table-cell table:style-name="ArithmeticOperators.B10" office:value-type="string">
            <text:p text:style-name="Table_20_Contents"><text:s/>B = expression – expression[- expression…] </text:p>
          </table:table-cell>
          <table:table-cell table:style-name="ArithmeticOperators.C10" office:value-type="string">
            <text:p text:style-name="Table_20_Contents">Returns the difference between two or more expressions. </text:p>
          </table:table-cell>
        </table:table-row>
      </table:table>
      <text:p text:style-name="Table">Table <text:span text:style-name="T5">3</text:span>.1: Arithmetic Operators <text:span text:style-name="T5">in Order of Precedence</text:span></text:p>
      <text:p text:style-name="Standard"/>
      <text:p text:style-name="P2">You should be familiar with most of these operators from math class. <text:s/><text:span text:style-name="T6">There are three operators that you may not be familiar with. <text:s/>These are:</text:span></text:p>
      <text:p text:style-name="P2"/>
      <text:list text:style-name="L1">
        <text:list-item>
          <text:p text:style-name="P15">Integer division: <text:span text:style-name="T6">U</text:span>sed when you are not concerned about the remainder of the division process.</text:p>
        </text:list-item>
        <text:list-item>
          <text:p text:style-name="P16">SHL and SHR operators: <text:span text:style-name="T7">They</text:span> will be discussed in the section <text:span text:style-name="T7">on </text:span>Bitwise Operators. They are included here to show where they fall in the precedence rules. </text:p>
        </text:list-item>
        <text:list-item>
          <text:p text:style-name="P16">Mod operator: <text:span text:style-name="T6">Returns the remainder part of </text:span><text:span text:style-name="T7">the division of two or more expressions as an integer. </text:span></text:p>
        </text:list-item>
      </text:list>
      <text:p text:style-name="P2"/>
      <text:p text:style-name="P2"><text:soft-page-break/>When using these operators together in single statement, you must b aware of how FreeBasic evaluates the expression. For example, does <text:span text:style-name="Source_20_Text">5 + 6 * 3 equal 33</text:span> or does it equal 23? FreeBasic evaluates expressions based on precedence rules, that is, rules that describe what gets evaluated when. <text:span text:style-name="T5">The t</text:span>able <text:span text:style-name="T5">above </text:span>lists the <text:span text:style-name="T6">arithmetic operators in order of </text:span>precedence <text:span text:style-name="T6">with the following exceptions.</text:span></text:p>
      <text:p text:style-name="P2"/>
      <text:list text:style-name="L2">
        <text:list-item>
          <text:p text:style-name="P17">Multiplication and division <text:span text:style-name="T6">have the same precedence.</text:span></text:p>
        </text:list-item>
        <text:list-item>
          <text:p text:style-name="P17">SHL, SHR <text:s/><text:span text:style-name="T6">have the same precedence.</text:span></text:p>
        </text:list-item>
        <text:list-item>
          <text:p text:style-name="P18">Addition and Subtraction have the same precedence.</text:p>
        </text:list-item>
      </text:list>
      <text:p text:style-name="Standard"/>
      <text:p text:style-name="Standard">Looking at the table and the equation 5 + 6 * 3 you can see that this will evaluate to 23 not 33, since multiplication has a higher precedence then addition. The compiler will read the expression from left to right, pushing values onto an internal stack until it can resolve part or all of the equation. For this equation 5 will be read and pushed, then the + operator will be read and pushed onto the stack. Since the + operator requires two operands, the compiler will read the next element of the expression which will be the * operator. This operator also requires two operands, so * will be pushed onto the stack and the 3 will be read. Since * takes priority over +, the 6 and 3 will be multiplied, and that value will be stored on the stack. At this point there is a 5, + and 18 on the stack. Since there is only one operator left and two operands, the 5 and 18 will be added together to make 23, which will be returned as the result of the expression. </text:p>
      <text:p text:style-name="Standard"/>
      <text:p text:style-name="Standard">If you wanted to make sure that 5 + 6 gets evaluated first, then you would use parenthesis to force the evaluation. You would write the parenthesized expression as (5 + 6) * 3. Since the parenthesis have the highest precedence, the expression they contain will be evaluated before the multiplication. The evaluation process here is the same as the previous process. The ( is treated as an operator and is pushed onto the stack. The 5, +, and 6 are read followed by the ). The ) signals the end of the parenthesis operation, so the 5 and 6 are added together and pushed onto the stack. The * is read along with the 3. The stack at this point contains an 11, * and 3. The 11 and 3 are multiplied together and33 is returned as the result of the evaluation. </text:p>
      <text:p text:style-name="Standard"/>
      <text:p text:style-name="Standard">You can also embed parenthesis within parenthesis. Each time the compiler encounters a (, it begins a new parenthesis operation. When it encounters a ), the last ( issued to evaluate the items contained within the ( and ) and that result is either placed on the stack for further evaluation or returned as a result. Each ( must be match to a ) or a compiler error will occur. </text:p>
      <text:p text:style-name="Standard"/>
      <text:p text:style-name="Standard">The following program demonstrates both implicit evaluation and force devaluation. </text:p>
      <text:p text:style-name="P9"/>
      <table:table table:name="Table1" table:style-name="Table1">
        <table:table-column table:style-name="Table1.A"/>
        <table:table-column table:style-name="Table1.B"/>
        <table:table-row table:style-name="Table1.1">
          <table:table-cell table:style-name="Table1.A1" office:value-type="string">
            <text:p text:style-name="P11">1</text:p>
            <text:p text:style-name="P11">2</text:p>
            <text:p text:style-name="P11">3</text:p>
            <text:p text:style-name="P11"><text:soft-page-break/>4</text:p>
            <text:p text:style-name="P11">5</text:p>
            <text:p text:style-name="P11">6</text:p>
            <text:p text:style-name="P11">7</text:p>
            <text:p text:style-name="P11">8</text:p>
            <text:p text:style-name="P11">9</text:p>
            <text:p text:style-name="P11">10</text:p>
            <text:p text:style-name="P11">11</text:p>
            <text:p text:style-name="P11">12</text:p>
            <text:p text:style-name="P11">13</text:p>
            <text:p text:style-name="P11">14</text:p>
          </table:table-cell>
          <table:table-cell table:style-name="Table1.B1" office:value-type="string">
            <text:p text:style-name="P10">Dim As Integer myInt </text:p>
            <text:p text:style-name="P10"/>
            <text:p text:style-name="P10">'Let compiler evaluate expression according to precedence </text:p>
            <text:p text:style-name="P10"><text:soft-page-break/>myInt = 5 + 6 * 3 <text:s/></text:p>
            <text:p text:style-name="P10">Print "Expression 5 + 6 * 3 = ";myInt </text:p>
            <text:p text:style-name="P10"/>
            <text:p text:style-name="P10">'Force evaluation <text:span text:style-name="T8">using parenthesis</text:span></text:p>
            <text:p text:style-name="P10">myInt = (5 + 6) * 3 </text:p>
            <text:p text:style-name="P10">Print "Expression (5 + 6) * 3 = ";myInt </text:p>
            <text:p text:style-name="P10"/>
            <text:p text:style-name="P10">'Wait for key press </text:p>
            <text:p text:style-name="P10"><text:s/></text:p>
            <text:p text:style-name="P10">Sleep </text:p>
            <text:p text:style-name="P10"><text:s/>End </text:p>
          </table:table-cell>
        </table:table-row>
      </table:table>
      <text:p text:style-name="Text">Listing <text:span text:style-name="T8">3</text:span>.1: precedence.bas </text:p>
      <text:p text:style-name="Standard"/>
      <text:p text:style-name="Standard"><text:tab/><text:span text:style-name="T12">Analysis</text:span>: As always we open the program with declar<text:span text:style-name="T7">ing </text:span>the working variables. <text:span text:style-name="T7">T</text:span>he compiler evaluates the <text:span text:style-name="T7">first </text:span>math expression according to precedence rules and stores the result in myInt, which is printed to the console window. <text:span text:style-name="T8">The second math expression uses </text:span>parenthesis to force the evaluation of the expression. <text:span text:style-name="T8">W</text:span>hich is <text:span text:style-name="T8">then </text:span>printed to the console screen. <text:span text:style-name="T8">The program is then</text:span> close<text:span text:style-name="T8">d</text:span> usual way. </text:p>
      <text:p text:style-name="Standard"/>
      <text:p text:style-name="Standard">As you can see from the output below, using parenthesis allows you to control the evaluation of the expression. </text:p>
      <text:p text:style-name="Standard"/>
      <text:p text:style-name="output">Expression 5 + 6 * 3 = 23 </text:p>
      <text:p text:style-name="output">Expression (5 + 6) * 3 = 33 </text:p>
      <text:p text:style-name="Text">Output <text:span text:style-name="T9">3</text:span>.1: precedence.bas </text:p>
      <text:p text:style-name="Standard"/>
      <text:p text:style-name="Standard">What about the case where tw<text:span text:style-name="T8">o</text:span> operators are used that have the same precedence level? How does FreeBasic evaluate the expression? To find out, run the following program. </text:p>
      <text:p text:style-name="Standard"/>
      <table:table table:name="Table2" table:style-name="Table2">
        <table:table-column table:style-name="Table2.A"/>
        <table:table-column table:style-name="Table2.B"/>
        <table:table-row>
          <table:table-cell table:style-name="Table2.A1" office:value-type="string">
            <text:p text:style-name="P19">1</text:p>
            <text:p text:style-name="P19">2</text:p>
            <text:p text:style-name="P19">3</text:p>
            <text:p text:style-name="P19">4</text:p>
            <text:p text:style-name="P19">5</text:p>
            <text:p text:style-name="P19">6</text:p>
            <text:p text:style-name="P19">7</text:p>
            <text:p text:style-name="P19">8</text:p>
            <text:p text:style-name="P19">9</text:p>
            <text:p text:style-name="P19">10</text:p>
            <text:p text:style-name="P19">11</text:p>
            <text:p text:style-name="P19"><text:soft-page-break/>12</text:p>
            <text:p text:style-name="P19">13</text:p>
            <text:p text:style-name="P19">14</text:p>
            <text:p text:style-name="P19">15</text:p>
            <text:p text:style-name="P19">16</text:p>
            <text:p text:style-name="P19">17</text:p>
            <text:p text:style-name="P19">18</text:p>
            <text:p text:style-name="P19">19</text:p>
            <text:p text:style-name="P19">20</text:p>
            <text:p text:style-name="P19">21</text:p>
            <text:p text:style-name="P19">22</text:p>
            <text:p text:style-name="P19">23</text:p>
          </table:table-cell>
          <table:table-cell table:style-name="Table2.A1" office:value-type="string">
            <text:p text:style-name="P12"><text:s/>Dim As Integer myInt </text:p>
            <text:p text:style-name="P12"><text:s/></text:p>
            <text:p text:style-name="P12"><text:s/>'Expression 1 </text:p>
            <text:p text:style-name="P12"><text:s/>myInt = 3 + 5 - 4 </text:p>
            <text:p text:style-name="P12"><text:s/></text:p>
            <text:p text:style-name="P12"><text:s/>Print "Expression 1: 3 + 5 - 4 is";myInt </text:p>
            <text:p text:style-name="P12"><text:s/></text:p>
            <text:p text:style-name="P12"><text:s/>'Expression 2 </text:p>
            <text:p text:style-name="P12"><text:s/>myInt = 3 - 5 + 4 </text:p>
            <text:p text:style-name="P12"><text:s/></text:p>
            <text:p text:style-name="P12"><text:s/>Print "Expression 2: 3 - 5 + 4 is";myInt </text:p>
            <text:p text:style-name="P12"><text:soft-page-break/><text:s/></text:p>
            <text:p text:style-name="P12"><text:s/>'Expression 3 </text:p>
            <text:p text:style-name="P12"><text:s/>myInt = 6 * 2 / 3 </text:p>
            <text:p text:style-name="P12"><text:s/></text:p>
            <text:p text:style-name="P12"><text:s/>Print "Expression 3: 6 * 2 / 3 is";myInt </text:p>
            <text:p text:style-name="P12"><text:s/></text:p>
            <text:p text:style-name="P12"><text:s/>'Expression 4 </text:p>
            <text:p text:style-name="P12"><text:s/>myInt = 6 / 2 * 3 </text:p>
            <text:p text:style-name="P12"><text:s/></text:p>
            <text:p text:style-name="P12"><text:s/>Print "Expression 4: 6 / 2 * 3 is";myInt </text:p>
            <text:p text:style-name="P12"><text:s/>Sleep </text:p>
            <text:p text:style-name="P12">End </text:p>
          </table:table-cell>
        </table:table-row>
      </table:table>
      <text:p text:style-name="Text">Listing : sameprecedence.bas </text:p>
      <text:p text:style-name="Standard"/>
      <text:p text:style-name="Standard"><text:tab/><text:span text:style-name="T12">Analysis</text:span>: <text:s/><text:span text:style-name="T9">T</text:span>he working variable myInt is declared, <text:span text:style-name="T9">T</text:span><text:span text:style-name="T4">he first</text:span> expression has the + operator first and the – second, while <text:span text:style-name="T9">Second expression</text:span> the order has been reversed to test the evaluation order. <text:s/>The results are printed. <text:span text:style-name="T9">The the </text:span><text:span text:style-name="T11">same</text:span><text:span text:style-name="T9"> process is repeated </text:span><text:s/><text:span text:style-name="T11">using</text:span> the * and / operators on the same manner to test the order of evaluation and the results are printed. </text:p>
      <text:p text:style-name="Standard"/>
      <text:p text:style-name="Standard">Running the program produces the following result. </text:p>
      <text:p text:style-name="Standard"/>
      <text:p text:style-name="output">Expression 1: 3 + 5 - 4 is 4</text:p>
      <text:p text:style-name="output">Expression 2: 3 - 5 + 4 is 2</text:p>
      <text:p text:style-name="output">Expression 3: 6 * 2 / 3 is 4</text:p>
      <text:p text:style-name="output">Expression 4: 6 / 2 * 3 is 9</text:p>
      <text:p text:style-name="Text">Output <text:span text:style-name="T9">3</text:span>.2: Output of sameprecedence.bas </text:p>
      <text:p text:style-name="Standard"/>
      <text:p text:style-name="Standard">As you can see from the output each expression has been evaluated from left to right. <text:s/>This is the case where parenthesis are very helpful in ensuring that the evaluation order is according to your program needs. When in doubt, always use parenthesis to ensure that the result is what you want in your program. </text:p>
      <text:p text:style-name="Standard"/>
      <text:h text:style-name="Heading_20_2" text:outline-level="2">Shortcut Arithmetic Operators </text:h>
      <text:p text:style-name="Standard"/>
      <text:p text:style-name="Standard">FreeBasic has a number of shortcut arithmetic operators similar to those found in the C programming language. These operators have the same precedence as their single counterparts. The following table lists the shortcut operators. </text:p>
      <text:p text:style-name="Standard"/>
      <table:table table:name="ShortcutOperator" table:style-name="ShortcutOperator">
        <table:table-column table:style-name="ShortcutOperator.A"/>
        <table:table-column table:style-name="ShortcutOperator.B"/>
        <table:table-column table:style-name="ShortcutOperator.C"/>
        <table:table-header-rows>
          <text:soft-page-break/>
          <table:table-row table:style-name="ShortcutOperator.1">
            <table:table-cell table:style-name="ShortcutOperator.A1" office:value-type="string">
              <text:p text:style-name="Table_20_Heading">Operator </text:p>
            </table:table-cell>
            <table:table-cell table:style-name="ShortcutOperator.A1" office:value-type="string">
              <text:p text:style-name="Table_20_Heading">Syntax </text:p>
            </table:table-cell>
            <table:table-cell table:style-name="ShortcutOperator.C1" office:value-type="string">
              <text:p text:style-name="Table_20_Heading">Comment </text:p>
            </table:table-cell>
          </table:table-row>
        </table:table-header-rows>
        <table:table-row>
          <table:table-cell table:style-name="ShortcutOperator.A2" office:value-type="string">
            <text:p text:style-name="P3">+= </text:p>
          </table:table-cell>
          <table:table-cell table:style-name="ShortcutOperator.A2" office:value-type="string">
            <text:p text:style-name="P3">B += expression </text:p>
          </table:table-cell>
          <table:table-cell table:style-name="ShortcutOperator.C2" office:value-type="string">
            <text:p text:style-name="Table_20_Contents">Add B to expression and assign to B. </text:p>
          </table:table-cell>
        </table:table-row>
        <table:table-row>
          <table:table-cell table:style-name="ShortcutOperator.A2" office:value-type="string">
            <text:p text:style-name="P3">-= </text:p>
          </table:table-cell>
          <table:table-cell table:style-name="ShortcutOperator.A2" office:value-type="string">
            <text:p text:style-name="P3">B -= expression </text:p>
          </table:table-cell>
          <table:table-cell table:style-name="ShortcutOperator.C2" office:value-type="string">
            <text:p text:style-name="Table_20_Contents">Subtract B to expression and assign to B. </text:p>
          </table:table-cell>
        </table:table-row>
        <table:table-row>
          <table:table-cell table:style-name="ShortcutOperator.A2" office:value-type="string">
            <text:p text:style-name="P3">*= </text:p>
          </table:table-cell>
          <table:table-cell table:style-name="ShortcutOperator.A2" office:value-type="string">
            <text:p text:style-name="P3">B *= expression</text:p>
          </table:table-cell>
          <table:table-cell table:style-name="ShortcutOperator.C2" office:value-type="string">
            <text:p text:style-name="Table_20_Contents">Multiply B to expression and assign to B. </text:p>
          </table:table-cell>
        </table:table-row>
        <table:table-row>
          <table:table-cell table:style-name="ShortcutOperator.A2" office:value-type="string">
            <text:p text:style-name="P3">/= </text:p>
          </table:table-cell>
          <table:table-cell table:style-name="ShortcutOperator.A2" office:value-type="string">
            <text:p text:style-name="P3">B /= expression </text:p>
          </table:table-cell>
          <table:table-cell table:style-name="ShortcutOperator.C2" office:value-type="string">
            <text:p text:style-name="Table_20_Contents">Divide B by expression and assign to B. </text:p>
          </table:table-cell>
        </table:table-row>
        <table:table-row>
          <table:table-cell table:style-name="ShortcutOperator.A2" office:value-type="string">
            <text:p text:style-name="P4">\= </text:p>
          </table:table-cell>
          <table:table-cell table:style-name="ShortcutOperator.A2" office:value-type="string">
            <text:p text:style-name="P4">B \= expression</text:p>
          </table:table-cell>
          <table:table-cell table:style-name="ShortcutOperator.C2" office:value-type="string">
            <text:p text:style-name="Table_20_Contents">Integer divide B by expression and assign to B.</text:p>
          </table:table-cell>
        </table:table-row>
      </table:table>
      <text:p text:style-name="Standard"/>
      <text:p text:style-name="Table">Table <text:span text:style-name="T9">3</text:span>.3: Shortcut Arithmetic Operators </text:p>
      <text:p text:style-name="Standard"/>
      <text:p text:style-name="Standard">Here is a simple program that Shows how shortcut operators work.</text:p>
      <table:table table:name="Table3" table:style-name="Table3">
        <table:table-column table:style-name="Table3.A"/>
        <table:table-column table:style-name="Table3.B"/>
        <table:table-row>
          <table:table-cell table:style-name="Table3.A1" office:value-type="string">
            <text:p text:style-name="code">1</text:p>
            <text:p text:style-name="code">2</text:p>
            <text:p text:style-name="code">3</text:p>
            <text:p text:style-name="code">4</text:p>
            <text:p text:style-name="code">5</text:p>
            <text:p text:style-name="code">6</text:p>
            <text:p text:style-name="code">7</text:p>
            <text:p text:style-name="code">8</text:p>
            <text:p text:style-name="code">9</text:p>
            <text:p text:style-name="code">10</text:p>
            <text:p text:style-name="code">11</text:p>
            <text:p text:style-name="code">12</text:p>
            <text:p text:style-name="code">13</text:p>
            <text:p text:style-name="code">14</text:p>
            <text:p text:style-name="code">15</text:p>
            <text:p text:style-name="code">16</text:p>
            <text:p text:style-name="code">17</text:p>
            <text:p text:style-name="code">18</text:p>
            <text:p text:style-name="code">19</text:p>
            <text:p text:style-name="code">20</text:p>
            <text:p text:style-name="code">21</text:p>
            <text:p text:style-name="code">22</text:p>
            <text:p text:style-name="code">23</text:p>
          </table:table-cell>
          <table:table-cell table:style-name="Table3.A1" office:value-type="string">
            <text:p text:style-name="code"><text:s/>Dim As Integer myInt</text:p>
            <text:p text:style-name="code">myint = 10</text:p>
            <text:p text:style-name="code">Print " myint = "; myint</text:p>
            <text:p text:style-name="code">'Expression 1</text:p>
            <text:p text:style-name="code">myInt += 2</text:p>
            <text:p text:style-name="code"/>
            <text:p text:style-name="code">Print "Expression 1: myInt += 2 is";myInt</text:p>
            <text:p text:style-name="code"/>
            <text:p text:style-name="code">'Expression 2</text:p>
            <text:p text:style-name="code">myInt -= 2</text:p>
            <text:p text:style-name="code"/>
            <text:p text:style-name="code">Print "Expression 2: myInt -= 2 is";myInt</text:p>
            <text:p text:style-name="code"/>
            <text:p text:style-name="code">'Expression 3</text:p>
            <text:p text:style-name="code">myInt *= <text:s/>4</text:p>
            <text:p text:style-name="code"/>
            <text:p text:style-name="code">Print "Expression 3: myInt *= 4 is";myInt</text:p>
            <text:p text:style-name="code"/>
            <text:p text:style-name="code">'Expression 4</text:p>
            <text:p text:style-name="code">myInt <text:s/>/= <text:s/>4</text:p>
            <text:p text:style-name="code"/>
            <text:p text:style-name="code">Print "Expression 4: myInt /= 4 is";myInt</text:p>
            <text:p text:style-name="code">Sleep</text:p>
          </table:table-cell>
        </table:table-row>
      </table:table>
      <text:p text:style-name="Standard"/>
      <text:p text:style-name="code"/>
      <text:p text:style-name="code"/>
      <text:p text:style-name="code"><text:soft-page-break/>End</text:p>
      <text:p text:style-name="Text">Listing <text:span text:style-name="T9">3</text:span>.2: <text:span text:style-name="T13">shortcut.bas</text:span></text:p>
      <text:p text:style-name="P5">Analysis: <text:span text:style-name="T14">The program starts by defining the variable myint and then assigning it the value of </text:span><text:span text:style-name="T15">10</text:span><text:span text:style-name="T14">. <text:s/>Then next several sections <text:s/>add, subtract, multiply, and divide myint and print out </text:span><text:span text:style-name="T15">the results of each operation. <text:s/>Here is the output from this program. </text:span></text:p>
      <text:p text:style-name="P6"/>
      <text:p text:style-name="output"><text:s text:c="2"/>myint = <text:s/>10</text:p>
      <text:p text:style-name="output">Expression 1: myInt += 2 is 12</text:p>
      <text:p text:style-name="output">Expression 2: myInt -= 2 is 10</text:p>
      <text:p text:style-name="output">Expression 3: myInt *= 4 is 40</text:p>
      <text:p text:style-name="output">Expression 4: myInt /= 4 is 10</text:p>
      <text:p text:style-name="P7"/>
      <text:p text:style-name="P5"><text:span text:style-name="T14">Using these operators will cut down on the typing you have to do, especially for statements such as </text:span><text:span text:style-name="T10">a = a + 1,</text:span><text:span text:style-name="T14"> which can be written as</text:span><text:span text:style-name="T10"> a += 1.</text:span></text:p>
      <text:p text:style-name="P8"/>
      <text:p text:style-name="P8"/>
      <text:p text:style-name="P8"/>
      <text:p text:style-name="P8"/>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ejaVu Serif" svg:font-family="'DejaVu Serif'" style:font-adornments="Book"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de" style:family="paragraph" style:parent-style-name="Standard" style:master-page-name="">
      <style:paragraph-properties fo:margin-left="0in" fo:margin-right="0in" fo:margin-top="0in" fo:margin-bottom="0in" style:contextual-spacing="false" fo:text-indent="0in" style:auto-text-indent="false" style:page-number="auto" fo:padding-left="0.1402in" fo:padding-right="0.0201in" fo:padding-top="0.0201in" fo:padding-bottom="0.0201in" fo:border="0.06pt solid #000000">
        <style:tab-stops/>
      </style:paragraph-properties>
      <style:text-properties style:font-name="Courier New2" fo:font-family="'Courier New'" style:font-style-name="Regular" style:font-family-generic="modern" style:font-pitch="fixe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code_20_inline" style:display-name="code inline" style:family="paragraph" style:parent-style-name="Code">
      <style:paragraph-properties fo:padding-left="0.1402in" fo:padding-right="0.0201in" fo:padding-top="0.0201in" fo:padding-bottom="0.0201in" fo:border="non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loext:num-list-format="%1%"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loext:num-list-format="%2%"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loext:num-list-format="%3%"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loext:num-list-format="%4%"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loext:num-list-format="%5%"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loext:num-list-format="%6%"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loext:num-list-format="%7%"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loext:num-list-format="%8%"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loext:num-list-format="%9%"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7</text:page-number></text:p>
      </style:footer>
    </style:master-page>
    <style:master-page style:name="Endnote" style:page-layout-name="Mpm2" draw:style-name="Mdp2"/>
    <style:master-page style:name="MP0" style:page-layout-name="Mpm3" draw:style-name="Mdp2">
      <style:header>
        <text:p text:style-name="Header"/>
      </style:header>
      <style:footer>
        <text:p text:style-name="List"><text:page-number text:select-page="current">0</text:page-number></text:p>
      </style:footer>
    </style:master-page>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4"/>
    <style:master-page style:name="HTML" style:page-layout-name="Mpm8"/>
    <style:master-page style:name="Footnote" style:page-layout-name="Mpm9"/>
    <style:master-page style:name="Landscape" style:page-layout-name="Mpm1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ter 5 Arithmetic Operators </dc:title>
    <meta:editing-duration>PT1H20M8S</meta:editing-duration>
    <meta:editing-cycles>8</meta:editing-cycles>
    <meta:generator>LibreOffice/7.5.3.2$Windows_X86_64 LibreOffice_project/9f56dff12ba03b9acd7730a5a481eea045e468f3</meta:generator>
    <meta:creation-date>2020-08-24T17:58:44.344388016</meta:creation-date>
    <meta:initial-creator>Patrick Wilder</meta:initial-creator>
    <dc:date>2023-10-23T22:26:03.544000000</dc:date>
    <meta:document-statistic meta:table-count="5" meta:image-count="0" meta:object-count="0" meta:page-count="7" meta:paragraph-count="205" meta:word-count="1695" meta:character-count="9292" meta:non-whitespace-character-count="7664"/>
    <meta:template xlink:type="simple" xlink:actuate="onRequest" xlink:title="Conventions Used in the Book " xlink:href="../../templates/sect%20II-Conventions.ott" meta:date="2020-09-21T03:21:58.337000000"/>
  </office:meta>
</office:document-meta>
</file>